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normal" officeooo:rsid="0011f674" officeooo:paragraph-rsid="0011f67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13ec73" officeooo:paragraph-rsid="0013ec73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f674" officeooo:paragraph-rsid="0011f67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453a7" officeooo:paragraph-rsid="001453a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1f674" officeooo:paragraph-rsid="0011f674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weight="normal" officeooo:rsid="0011f674" officeooo:paragraph-rsid="0011f67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13ec73" officeooo:paragraph-rsid="0013ec7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1453a7" officeooo:paragraph-rsid="001453a7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weight="normal" officeooo:rsid="001453a7" officeooo:paragraph-rsid="001453a7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Arial" fo:font-weight="normal" officeooo:rsid="001453a7" officeooo:paragraph-rsid="001453a7" style:font-weight-asian="normal" style:font-weight-complex="normal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bold" officeooo:rsid="0011f674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Dİ İBRAHİM NOTLAR</text:p>
      <text:p text:style-name="P3"/>
      <text:p text:style-name="P2"><text:span text:style-name="T2">0</text:span><text:span text:style-name="T1">6.03.2023</text:span></text:p>
      <text:p text:style-name="P1"/>
      <text:p text:style-name="P1">Numuneler incelendi eksik ürünler mevcut Abdi İbrahim’den Eyüp beye bilgi verildi, elinde numune yokmuş gelince bize numune iletecekler;</text:p>
      <text:p text:style-name="P1"/>
      <text:list text:style-name="L1">
        <text:list-item>
          <text:p text:style-name="P6">LAMINOX SPREY şişe ve kapağı bize iletilmedi</text:p>
        </text:list-item>
        <text:list-item>
          <text:p text:style-name="P6">POVEN sadece kapağı yok, (vidalı kapak)</text:p>
        </text:list-item>
        <text:list-item>
          <text:p text:style-name="P6">RISONEL şişesi plastik prototip cam şişesi iletilmedi.</text:p>
        </text:list-item>
        <text:list-item>
          <text:p text:style-name="P6">NASOVINE şişesi plastik olması gereken cam mı bilinmiyor teyit alınacak.</text:p>
        </text:list-item>
      </text:list>
      <text:p text:style-name="P1"/>
      <text:p text:style-name="P1">PESCO’dan sprey kapaklar için İsmet teklif aldı, dosya içerisinde bulunmaktadır.</text:p>
      <text:p text:style-name="P7">TANFLEX 30ML/KAZ sprey kapağı diğer ürün ile aynı sadece bir koruma aparatı daha eklenmiş onun için de teklif ya da teyit alacak.</text:p>
      <text:p text:style-name="P7"/>
      <text:p text:style-name="P4">14.03.2023</text:p>
      <text:p text:style-name="P4"/>
      <text:p text:style-name="P8">Vidalı ve pump-sprey kapaklar birlikte teklifler alınacak. </text:p>
      <text:p text:style-name="P8">Toplam 15 farklı kapak mevcut.</text:p>
      <text:p text:style-name="P8"/>
      <text:list text:style-name="L3">
        <text:list-item>
          <text:p text:style-name="P9">6 farklı adet vidalı kapak var</text:p>
        </text:list-item>
        <text:list-item>
          <text:p text:style-name="P9">9 farklı sprey kapak var. ÖNEMLİ NOT: <text:s/>A10000164 ile A10009411 sprey kapaklar aynı sadece 9411 de bir plastik koruma eklenmiş.</text:p>
        </text:list-item>
      </text:list>
      <text:p text:style-name="P8"/>
      <text:p text:style-name="P8">Abdi İbrahim’den Eyüp bey ile iletişime geçildi 50 adet Doline ürününün kapak ve şişe numunesi istendi Ayhan CİNGÖZ 15 Mart sabahı teslim alacak.</text:p>
      <text:p text:style-name="P8"/>
      <text:p text:style-name="P8">Eyüp beye bilgi verildi, bütün ürünler için numune istendi.</text:p>
      <text:list xml:id="list3230606603" text:style-name="L4">
        <text:list-item>
          <text:p text:style-name="P10">Şişelerden 300 adet</text:p>
        </text:list-item>
        <text:list-item>
          <text:p text:style-name="P10">Kapaklardan 2000 ade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Songti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Songti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34:37.119061888</meta:creation-date>
    <dc:date>2023-03-14T14:51:27.456391796</dc:date>
    <meta:editing-duration>PT22M49S</meta:editing-duration>
    <meta:editing-cycles>4</meta:editing-cycles>
    <meta:generator>LibreOffice/7.4.3.2$MacOSX_AARCH64 LibreOffice_project/1048a8393ae2eeec98dff31b5c133c5f1d08b890</meta:generator>
    <meta:document-statistic meta:table-count="0" meta:image-count="0" meta:object-count="0" meta:page-count="1" meta:paragraph-count="18" meta:word-count="169" meta:character-count="1096" meta:non-whitespace-character-count="951"/>
  </office:meta>
</office:document-meta>
</file>